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9bc" officeooo:paragraph-rsid="000a29bc"/>
    </style:style>
    <style:style style:name="P2" style:family="paragraph" style:parent-style-name="Standard">
      <style:text-properties officeooo:paragraph-rsid="000a29bc"/>
    </style:style>
    <style:style style:name="T1" style:family="text">
      <style:text-properties officeooo:rsid="000a29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ail: <text:a xlink:type="simple" xlink:href="mailto:Sandylizbellyatehortuajimenez@gmail.com" text:style-name="Internet_20_link" text:visited-style-name="Visited_20_Internet_20_Link">Sandylizbellyatehortuajimenez@gmail.com</text:a></text:p>
      <text:p text:style-name="P1"/>
      <text:p text:style-name="P1">key: frijolesdeliciosos</text:p>
      <text:p text:style-name="P1"/>
      <text:p text:style-name="P1">github: </text:p>
      <text:p text:style-name="P2"><text:span text:style-name="T1">email registrado en el github: </text:span><text:a xlink:type="simple" xlink:href="mailto:sandylizbellyatehortuajimenez@gmail.com" text:style-name="Internet_20_link" text:visited-style-name="Visited_20_Internet_20_Link">sandylizbellyatehortuajimenez@gmail.com</text:a></text:p>
      <text:p text:style-name="P1">username in github: sandylizbellyatehortuajimenez-pixel</text:p>
      <text:p text:style-name="P1">public profile: angelesbellos</text:p>
      <text:p text:style-name="P1"/>
      <text:p text:style-name="P2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17:29:20.659112664</meta:creation-date>
    <meta:generator>LibreOffice/24.2.7.2$Linux_X86_64 LibreOffice_project/420$Build-2</meta:generator>
    <dc:date>2026-01-28T18:47:48.197574845</dc:date>
    <meta:editing-duration>PT55M25S</meta:editing-duration>
    <meta:editing-cycles>1</meta:editing-cycles>
    <meta:document-statistic meta:table-count="0" meta:image-count="0" meta:object-count="0" meta:page-count="1" meta:paragraph-count="6" meta:word-count="18" meta:character-count="231" meta:non-whitespace-character-count="218"/>
  </office:meta>
</office:document-meta>
</file>